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5a17" officeooo:paragraph-rsid="001a7589"/>
    </style:style>
    <style:style style:name="P2" style:family="paragraph" style:parent-style-name="Standard">
      <style:text-properties officeooo:rsid="00185a17" officeooo:paragraph-rsid="00185a17"/>
    </style:style>
    <style:style style:name="P3" style:family="paragraph" style:parent-style-name="Standard">
      <style:text-properties officeooo:paragraph-rsid="00185a17"/>
    </style:style>
    <style:style style:name="P4" style:family="paragraph" style:parent-style-name="Standard">
      <style:paragraph-properties fo:break-before="page"/>
      <style:text-properties officeooo:rsid="00185a17" officeooo:paragraph-rsid="00185a17"/>
    </style:style>
    <style:style style:name="P5" style:family="paragraph" style:parent-style-name="Standard">
      <style:paragraph-properties fo:break-before="page"/>
      <style:text-properties officeooo:rsid="00185a17" officeooo:paragraph-rsid="001a7589"/>
    </style:style>
    <style:style style:name="P6" style:family="paragraph" style:parent-style-name="Standard">
      <style:paragraph-properties fo:margin-left="0.101cm" fo:margin-right="0cm" fo:margin-top="0cm" fo:margin-bottom="0.099cm" style:contextual-spacing="false" fo:text-indent="0cm" style:auto-text-indent="false"/>
      <style:text-properties officeooo:paragraph-rsid="001d9ceb"/>
    </style:style>
    <style:style style:name="P7" style:family="paragraph" style:parent-style-name="Standard">
      <style:paragraph-properties fo:margin-left="0.101cm" fo:margin-right="0cm" fo:margin-top="0cm" fo:margin-bottom="0.099cm" style:contextual-spacing="false" fo:text-indent="0cm" style:auto-text-indent="false"/>
      <style:text-properties officeooo:paragraph-rsid="00185a17"/>
    </style:style>
    <style:style style:name="P8" style:family="paragraph" style:parent-style-name="Text_20_body">
      <style:paragraph-properties fo:margin-left="0.101cm" fo:margin-right="0cm" fo:margin-top="0cm" fo:margin-bottom="0.099cm" style:contextual-spacing="false" fo:text-indent="0cm" style:auto-text-indent="false"/>
    </style:style>
    <style:style style:name="P9" style:family="paragraph" style:parent-style-name="Text_20_body">
      <style:paragraph-properties fo:margin-left="0.101cm" fo:margin-right="0cm" fo:margin-top="0cm" fo:margin-bottom="0.099cm" style:contextual-spacing="false" fo:text-indent="0cm" style:auto-text-indent="false"/>
      <style:text-properties officeooo:paragraph-rsid="001d9ceb"/>
    </style:style>
    <style:style style:name="T1" style:family="text">
      <style:text-properties officeooo:rsid="001a7589"/>
    </style:style>
    <style:style style:name="T2" style:family="text">
      <style:text-properties officeooo:rsid="00185a17"/>
    </style:style>
    <style:style style:name="T3" style:family="text">
      <style:text-properties officeooo:rsid="001d9c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# Descrição Geral<text:line-break/>No extremo norte do Vale das Sombras, junto a uma parede mortal de rochas que divide terra e mar, há um museu ao ar livre que abriga um grande mistério. É muito comum que aqueles que tenham afinidade com magia não voltem desse lugar, mas vez ou outra um bem-aventurado volta de lá com objetos mágicos estranhos. Os objetos que brilham de um jeito incomum, emitem zunidos baixos quando acionados, são sempre feitos de metal e vidro.</text:p>
      <text:p text:style-name="P8">No museu, estátuas, árvores e animais silvestres dividem o espaço em harmonia. O ambiente é tão agradável e acolhedor que gera certo desconforto nos aventureiros mais astutos. As estátuas não possuem formas definidas, mas quanto mais se olha para elas, mais significado elas parecem adquirir. O que essa forma te lembra? Um animal? Uma ideia? Um afago? A experiência sensorial não para por aí. O museu também pode produzir cheiros e sons como se quisesse cativar seus visitantes.</text:p>
      <text:p text:style-name="P9">E de fato quer.</text:p>
      <text:p text:style-name="P8">A criatura alienígena que controla o museu chegou na Terra com a queda de um meteoro. Ela d<text:span text:style-name="T3">r</text:span>ena a inteligência dos aventureiros e é capaz de atraí-los por controle mental. Quanto mais tempo uma pessoa passa dentro do museu, mas intenso fica o controle mental.</text:p>
      <text:p text:style-name="P6"><text:line-break/># Tesouros e lares<text:line-break/>Ferro meteórico .</text:p>
      <text:p text:style-name="P6"/>
      <text:p text:style-name="P7"># <text:span text:style-name="T3">Horror cósmico que controla o museu</text:span><text:line-break/>Dificilmente entrará em combate físico, prefere usar as estátuas do museu para isso e, nesse caso, as estátuas <text:soft-page-break/>assumirão as formas daquilo que os personagens viram nelas. Se um dos personagens ver um leão, então a estátua terá as característica e atributos de um leão, se o personagem ver uma dríade, a estátua será uma dríade e assim por diante.</text:p>
      <text:p text:style-name="P8">Está bem aberta a negociar. Ela troca artefatos e conhecimentos tecnológicos por pontos de inteligência.</text:p>
      <text:p text:style-name="P8">Adora café. Uma xícara fumegante da bebida amarga vai certamente deixar a criatura amigável</text:p>
      <text:p text:style-name="P8">Acredita que as pedras dos hexes 03.05 e 02.08 são partes roubadas do meteoro que a trouxe para a Terra e por isso quer as pedras de volt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185a17" officeooo:paragraph-rsid="001a7589"/>
    </style:style>
    <style:style style:name="MT1" style:family="text">
      <style:text-properties officeooo:rsid="001d9ceb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EX 0<text:span text:style-name="MT1">203</text:span> – <text:span text:style-name="MT1">A CRATERA DO FERRO METEÓRICO</text:span> – <text:span text:style-name="MT1">Nina Scaramel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6T15:50:19.895000000</meta:creation-date>
    <dc:date>2024-10-20T21:54:31.620000000</dc:date>
    <meta:editing-duration>PT22M25S</meta:editing-duration>
    <meta:editing-cycles>4</meta:editing-cycles>
    <meta:generator>LibreOffice/7.0.4.2$Windows_X86_64 LibreOffice_project/dcf040e67528d9187c66b2379df5ea4407429775</meta:generator>
    <meta:document-statistic meta:table-count="0" meta:image-count="0" meta:object-count="0" meta:page-count="2" meta:paragraph-count="10" meta:word-count="347" meta:character-count="2011" meta:non-whitespace-character-count="1671"/>
  </office:meta>
</office:document-meta>
</file>